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685in" svg:y="16.5724in">
            <draw:object draw:notify-on-update-of-ranges="Sheet1.A1:Sheet1.A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56338028169" calcext:value-type="float">
            <text:p>0.5633802817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704225352113" calcext:value-type="float">
            <text:p>0.7042253521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535211267606" calcext:value-type="float">
            <text:p>0.5352112676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591549295775" calcext:value-type="float">
            <text:p>0.5915492958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732394366197" calcext:value-type="float">
            <text:p>0.7323943662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549295774648" calcext:value-type="float">
            <text:p>0.5492957746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591549295775" calcext:value-type="float">
            <text:p>0.591549295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591549295775" calcext:value-type="float">
            <text:p>0.591549295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table:formula="of:=SUM([.A1:.A100])/100" office:value-type="float" office:value="0.63802816901402" calcext:value-type="float">
            <text:p>0.638028169</text:p>
          </table:table-cell>
          <table:table-cell office:value-type="string" calcext:value-type="string">
            <text:p>&gt;A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9:40:07.098951816</meta:creation-date>
    <dc:date>2015-02-21T19:42:23.509487111</dc:date>
    <meta:editing-duration>PT20S</meta:editing-duration>
    <meta:editing-cycles>2</meta:editing-cycles>
    <meta:generator>LibreOffice/4.2.7.2$Linux_X86_64 LibreOffice_project/420m0$Build-2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Sheet1.A1:Sheet1.A100" svg:x="0.32cm" svg:y="0.18cm" svg:width="13.123cm" svg:height="8.64cm">
          <chartooo:coordinate-region svg:x="1.047cm" svg:y="0.379cm" svg:width="12.39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3802816901">
                <text:p>0.633802816901</text:p>
                <draw:g>
                  <svg:desc>Sheet1.A1:Sheet1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338028169">
                <text:p>0.56338028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4225352113">
                <text:p>0.704225352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5211267606">
                <text:p>0.535211267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1549295775">
                <text:p>0.591549295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2394366197">
                <text:p>0.7323943661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9295774648">
                <text:p>0.549295774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1549295775">
                <text:p>0.591549295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1549295775">
                <text:p>0.591549295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6056338028">
                <text:p>0.676056338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